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1.586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8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. </number:text>
      <number:month number:textual="true"/>
      <number:text> </number:text>
      <number:year/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39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" style:family="table-cell" style:parent-style-name="Default" style:data-style-name="N39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" style:family="table-cell" style:parent-style-name="Default" style:data-style-name="N39">
      <style:table-cell-properties fo:border-bottom="0.002cm solid #000000" fo:border-left="none" fo:border-right="none" style:rotation-angle="90" fo:border-top="0.002cm solid #000000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3333" fo:border="none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justify" fo:margin-left="0cm"/>
    </style:style>
    <style:style style:name="ce15" style:family="table-cell" style:parent-style-name="Default" style:data-style-name="N39">
      <style:table-cell-properties fo:border-bottom="0.002cm solid #000000" fo:border-left="none" fo:border-right="0.002cm solid #000000" style:rotation-angle="9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Tabelle1" table:style-name="ta1" table:print="false">
        <table:table-column table:style-name="co3" table:default-cell-style-name="ce3"/>
        <table:table-column table:style-name="co4" table:default-cell-style-name="ce6"/>
        <table:table-column table:style-name="co5" table:default-cell-style-name="ce3"/>
        <table:table-column table:style-name="co6" table:default-cell-style-name="ce6"/>
        <table:table-column table:style-name="co7" table:number-columns-repeated="42" table:default-cell-style-name="Default"/>
        <table:table-column table:style-name="co7" table:default-cell-style-name="ce16"/>
        <table:table-row table:style-name="ro1">
          <table:table-cell table:style-name="Default" table:number-columns-repeated="4"/>
          <table:table-cell table:number-columns-repeated="42"/>
          <table:table-cell table:style-name="Default"/>
        </table:table-row>
        <table:table-row table:style-name="ro2">
          <table:table-cell table:style-name="ce1" office:value-type="string">
            <text:p>Aufgaben</text:p>
          </table:table-cell>
          <table:table-cell table:style-name="ce1" office:value-type="string">
            <text:p>Starttermin</text:p>
          </table:table-cell>
          <table:table-cell table:style-name="ce1" office:value-type="string">
            <text:p>Dauer</text:p>
          </table:table-cell>
          <table:table-cell table:style-name="ce1" office:value-type="string">
            <text:p>Endtermin</text:p>
          </table:table-cell>
          <table:table-cell table:style-name="ce8" office:value-type="date" office:date-value="2020-12-31">
            <text:p>31. Dez 20</text:p>
          </table:table-cell>
          <table:table-cell table:style-name="ce8" office:value-type="string">
            <text:p>…</text:p>
          </table:table-cell>
          <table:table-cell table:style-name="ce8" office:value-type="date" office:date-value="2021-01-09">
            <text:p>9. Jan 21</text:p>
          </table:table-cell>
          <table:table-cell table:style-name="ce8" office:value-type="date" office:date-value="2021-01-10">
            <text:p>10. Jan 21</text:p>
          </table:table-cell>
          <table:table-cell table:style-name="ce8" office:value-type="date" office:date-value="2021-01-11">
            <text:p>11. Jan 21</text:p>
          </table:table-cell>
          <table:table-cell table:style-name="ce8" office:value-type="date" office:date-value="2021-01-12">
            <text:p>12. Jan 21</text:p>
          </table:table-cell>
          <table:table-cell table:style-name="ce8" office:value-type="string">
            <text:p>…</text:p>
          </table:table-cell>
          <table:table-cell table:style-name="ce8" office:value-type="date" office:date-value="2021-01-21">
            <text:p>21. Jan 21</text:p>
          </table:table-cell>
          <table:table-cell table:style-name="ce8" office:value-type="date" office:date-value="2021-01-22">
            <text:p>22. Jan 21</text:p>
          </table:table-cell>
          <table:table-cell table:style-name="ce8" office:value-type="string">
            <text:p>…</text:p>
          </table:table-cell>
          <table:table-cell table:style-name="ce8" office:value-type="date" office:date-value="2021-02-10">
            <text:p>10. Feb 21</text:p>
          </table:table-cell>
          <table:table-cell table:style-name="ce8" office:value-type="date" office:date-value="2021-02-11">
            <text:p>11. Feb 21</text:p>
          </table:table-cell>
          <table:table-cell table:style-name="ce8" office:value-type="date" office:date-value="2021-02-12">
            <text:p>12. Feb 21</text:p>
          </table:table-cell>
          <table:table-cell table:style-name="ce8" office:value-type="date" office:date-value="2021-02-13">
            <text:p>13. Feb 21</text:p>
          </table:table-cell>
          <table:table-cell table:style-name="ce8" office:value-type="date" office:date-value="2021-02-14">
            <text:p>14. Feb 21</text:p>
          </table:table-cell>
          <table:table-cell table:style-name="ce8" office:value-type="string">
            <text:p>…</text:p>
          </table:table-cell>
          <table:table-cell table:style-name="ce8" office:value-type="date" office:date-value="2021-02-26">
            <text:p>26. Feb 21</text:p>
          </table:table-cell>
          <table:table-cell table:style-name="ce8" office:value-type="date" office:date-value="2021-02-27">
            <text:p>27. Feb 21</text:p>
          </table:table-cell>
          <table:table-cell table:style-name="ce8" office:value-type="date" office:date-value="2021-02-28">
            <text:p>28. Feb 21</text:p>
          </table:table-cell>
          <table:table-cell table:style-name="ce8" office:value-type="string">
            <text:p>…</text:p>
          </table:table-cell>
          <table:table-cell table:style-name="ce8" office:value-type="date" office:date-value="2021-03-14">
            <text:p>14. Mrz 21</text:p>
          </table:table-cell>
          <table:table-cell table:style-name="ce8" office:value-type="date" office:date-value="2021-03-15">
            <text:p>15. Mrz 21</text:p>
          </table:table-cell>
          <table:table-cell table:style-name="ce8" office:value-type="date" office:date-value="2021-03-16">
            <text:p>16. Mrz 21</text:p>
          </table:table-cell>
          <table:table-cell table:style-name="ce8" office:value-type="date" office:date-value="2021-03-17">
            <text:p>17. Mrz 21</text:p>
          </table:table-cell>
          <table:table-cell table:style-name="ce8" office:value-type="string">
            <text:p>…</text:p>
          </table:table-cell>
          <table:table-cell table:style-name="ce8" office:value-type="date" office:date-value="2021-03-23">
            <text:p>23. Mrz 21</text:p>
          </table:table-cell>
          <table:table-cell table:style-name="ce8" office:value-type="date" office:date-value="2021-03-24">
            <text:p>24. Mrz 21</text:p>
          </table:table-cell>
          <table:table-cell table:style-name="ce8" office:value-type="date" office:date-value="2021-03-25">
            <text:p>25. Mrz 21</text:p>
          </table:table-cell>
          <table:table-cell table:style-name="ce8" office:value-type="string">
            <text:p>…</text:p>
          </table:table-cell>
          <table:table-cell table:style-name="ce8" office:value-type="date" office:date-value="2021-04-01">
            <text:p>1. Apr 21</text:p>
          </table:table-cell>
          <table:table-cell table:style-name="ce8" office:value-type="date" office:date-value="2021-04-02">
            <text:p>2. Apr 21</text:p>
          </table:table-cell>
          <table:table-cell table:style-name="ce8" office:value-type="string">
            <text:p>…</text:p>
          </table:table-cell>
          <table:table-cell table:style-name="ce8" office:value-type="date" office:date-value="2021-04-09">
            <text:p>9. Apr 21</text:p>
          </table:table-cell>
          <table:table-cell table:style-name="ce8" office:value-type="date" office:date-value="2021-04-10">
            <text:p>10. Apr 21</text:p>
          </table:table-cell>
          <table:table-cell table:style-name="ce8" office:value-type="date" office:date-value="2021-04-11">
            <text:p>11. Apr 21</text:p>
          </table:table-cell>
          <table:table-cell table:style-name="ce8" office:value-type="date" office:date-value="2021-04-12">
            <text:p>12. Apr 21</text:p>
          </table:table-cell>
          <table:table-cell table:style-name="ce8" office:value-type="string">
            <text:p>…</text:p>
          </table:table-cell>
          <table:table-cell table:style-name="ce8" office:value-type="date" office:date-value="2021-04-26">
            <text:p>26. Apr 21</text:p>
          </table:table-cell>
          <table:table-cell table:style-name="ce8" office:value-type="date" office:date-value="2021-04-27">
            <text:p>27. Apr 21</text:p>
          </table:table-cell>
          <table:table-cell table:style-name="ce8" office:value-type="date" office:date-value="2021-04-28">
            <text:p>28. Apr 21</text:p>
          </table:table-cell>
          <table:table-cell table:style-name="ce8" office:value-type="date" office:date-value="2021-04-29">
            <text:p>29. Apr 21</text:p>
          </table:table-cell>
          <table:table-cell table:style-name="ce8" office:value-type="date" office:date-value="2021-04-30">
            <text:p>30. Apr 21</text:p>
          </table:table-cell>
          <table:table-cell table:style-name="ce15" office:value-type="date" office:date-value="2021-05-01">
            <text:p>1. Mai 21</text:p>
          </table:table-cell>
        </table:table-row>
        <table:table-row table:style-name="ro1">
          <table:table-cell table:style-name="ce2" office:value-type="string">
            <text:p>1 – Schreiben des Pflichtenheftes</text:p>
          </table:table-cell>
          <table:table-cell office:value-type="date" office:date-value="2020-12-31">
            <text:p>31. Dez 20</text:p>
          </table:table-cell>
          <table:table-cell office:value-type="string">
            <text:p>12 Tage</text:p>
          </table:table-cell>
          <table:table-cell office:value-type="date" office:date-value="2021-01-11">
            <text:p>11. Jan 21</text:p>
          </table:table-cell>
          <table:table-cell table:style-name="ce9" table:number-columns-spanned="3" table:number-rows-spanned="1"/>
          <table:covered-table-cell table:style-name="ce11" office:value-type="string">
            <text:p>...</text:p>
          </table:covered-table-cell>
          <table:covered-table-cell table:style-name="ce9"/>
          <table:table-cell table:style-name="ce12" table:number-columns-repeated="2"/>
          <table:table-cell table:number-columns-repeated="38"/>
        </table:table-row>
        <table:table-row table:style-name="ro1">
          <table:table-cell office:value-type="string">
            <text:p>2 – Entwurf </text:p>
          </table:table-cell>
          <table:table-cell office:value-type="date" office:date-value="2021-01-12">
            <text:p>12. Jan 21</text:p>
          </table:table-cell>
          <table:table-cell office:value-type="string">
            <text:p>10 Tage</text:p>
          </table:table-cell>
          <table:table-cell office:value-type="date" office:date-value="2021-01-21">
            <text:p>21. Jan 21</text:p>
          </table:table-cell>
          <table:table-cell table:number-columns-repeated="5"/>
          <table:table-cell table:style-name="ce9" table:number-columns-spanned="3" table:number-rows-spanned="1"/>
          <table:covered-table-cell table:number-columns-repeated="2" table:style-name="ce9"/>
          <table:table-cell table:style-name="ce12"/>
          <table:table-cell table:number-columns-repeated="34"/>
        </table:table-row>
        <table:table-row table:style-name="ro1">
          <table:table-cell office:value-type="string">
            <text:p>3 – Soll-Kriterien implementieren</text:p>
          </table:table-cell>
          <table:table-cell office:value-type="date" office:date-value="2021-01-22">
            <text:p>22. Jan 21</text:p>
          </table:table-cell>
          <table:table-cell office:value-type="string">
            <text:p>20 Tage</text:p>
          </table:table-cell>
          <table:table-cell office:value-type="date" office:date-value="2021-02-10">
            <text:p>10. Feb 21</text:p>
          </table:table-cell>
          <table:table-cell table:number-columns-repeated="8"/>
          <table:table-cell table:style-name="ce9" table:number-columns-spanned="3" table:number-rows-spanned="1"/>
          <table:covered-table-cell table:number-columns-repeated="2" table:style-name="ce9"/>
          <table:table-cell table:style-name="ce12" table:number-columns-repeated="4"/>
          <table:table-cell table:number-columns-repeated="28"/>
        </table:table-row>
        <table:table-row table:style-name="ro1">
          <table:table-cell office:value-type="string">
            <text:p>4 – Schreiben der Abschlussarbeit</text:p>
          </table:table-cell>
          <table:table-cell office:value-type="date" office:date-value="2021-02-14">
            <text:p>14. Feb 21</text:p>
          </table:table-cell>
          <table:table-cell office:value-type="string">
            <text:p>13 Tage</text:p>
          </table:table-cell>
          <table:table-cell office:value-type="date" office:date-value="2021-02-26">
            <text:p>26. Feb 21</text:p>
          </table:table-cell>
          <table:table-cell table:number-columns-repeated="14"/>
          <table:table-cell table:style-name="ce9" table:number-columns-spanned="3" table:number-rows-spanned="1"/>
          <table:covered-table-cell table:number-columns-repeated="2" table:style-name="ce9"/>
          <table:table-cell table:number-columns-repeated="26"/>
        </table:table-row>
        <table:table-row table:style-name="ro1">
          <table:table-cell office:value-type="string">
            <text:p>5 – Kann-Kriterien implementieren</text:p>
          </table:table-cell>
          <table:table-cell office:value-type="date" office:date-value="2021-02-28">
            <text:p>28. Feb 21</text:p>
          </table:table-cell>
          <table:table-cell office:value-type="string">
            <text:p>15 Tage</text:p>
          </table:table-cell>
          <table:table-cell office:value-type="date" office:date-value="2021-03-14">
            <text:p>14. Mrz 21</text:p>
          </table:table-cell>
          <table:table-cell table:number-columns-repeated="18"/>
          <table:table-cell table:style-name="ce9" table:number-columns-spanned="3" table:number-rows-spanned="1"/>
          <table:covered-table-cell table:number-columns-repeated="2" table:style-name="ce9"/>
          <table:table-cell table:number-columns-repeated="22"/>
        </table:table-row>
        <table:table-row table:style-name="ro1">
          <table:table-cell office:value-type="string">
            <text:p>6 – GUI implementieren</text:p>
          </table:table-cell>
          <table:table-cell office:value-type="date" office:date-value="2021-03-17">
            <text:p>17. Mrz 21</text:p>
          </table:table-cell>
          <table:table-cell office:value-type="string">
            <text:p>7 Tage</text:p>
          </table:table-cell>
          <table:table-cell office:value-type="date" office:date-value="2021-03-23">
            <text:p>23. Mrz 21</text:p>
          </table:table-cell>
          <table:table-cell table:number-columns-repeated="23"/>
          <table:table-cell table:style-name="ce9" table:number-columns-spanned="3" table:number-rows-spanned="1"/>
          <table:covered-table-cell table:number-columns-repeated="2" table:style-name="ce9"/>
          <table:table-cell table:number-columns-repeated="17"/>
        </table:table-row>
        <table:table-row table:style-name="ro1">
          <table:table-cell office:value-type="string">
            <text:p>7 – Implementierung</text:p>
          </table:table-cell>
          <table:table-cell office:value-type="date" office:date-value="2021-03-25">
            <text:p>25. Mrz 21</text:p>
          </table:table-cell>
          <table:table-cell office:value-type="string">
            <text:p>8 Tage</text:p>
          </table:table-cell>
          <table:table-cell office:value-type="date" office:date-value="2021-04-01">
            <text:p>1. Apr 21</text:p>
          </table:table-cell>
          <table:table-cell table:number-columns-repeated="27"/>
          <table:table-cell table:style-name="ce14" table:number-columns-spanned="3" table:number-rows-spanned="1"/>
          <table:covered-table-cell table:number-columns-repeated="2" table:style-name="ce14"/>
          <table:table-cell table:number-columns-repeated="13"/>
        </table:table-row>
        <table:table-row table:style-name="ro1">
          <table:table-cell office:value-type="string">
            <text:p>8 – Formatierung/ Überprüfung</text:p>
          </table:table-cell>
          <table:table-cell office:value-type="date" office:date-value="2021-04-02">
            <text:p>2. Apr 21</text:p>
          </table:table-cell>
          <table:table-cell office:value-type="string">
            <text:p>8 Tage</text:p>
          </table:table-cell>
          <table:table-cell office:value-type="date" office:date-value="2021-04-09">
            <text:p>9. Apr 21</text:p>
          </table:table-cell>
          <table:table-cell table:number-columns-repeated="3"/>
          <table:table-cell table:style-name="ce9" table:number-columns-spanned="2" table:number-rows-spanned="1"/>
          <table:covered-table-cell table:style-name="ce9"/>
          <table:table-cell table:number-columns-repeated="21"/>
          <table:table-cell table:style-name="ce12"/>
          <table:table-cell table:number-columns-repeated="3"/>
          <table:table-cell table:style-name="ce9" table:number-columns-spanned="3" table:number-rows-spanned="1"/>
          <table:covered-table-cell table:number-columns-repeated="2" table:style-name="ce9"/>
          <table:table-cell table:number-columns-repeated="10"/>
        </table:table-row>
        <table:table-row table:style-name="ro1">
          <table:table-cell office:value-type="string">
            <text:p>9 – Puffer</text:p>
          </table:table-cell>
          <table:table-cell table:number-columns-repeated="3"/>
          <table:table-cell table:style-name="ce5" table:number-columns-repeated="11"/>
          <table:table-cell table:style-name="ce13" table:number-columns-spanned="3" table:number-rows-spanned="1"/>
          <table:covered-table-cell table:number-columns-repeated="2" table:style-name="ce13"/>
          <table:table-cell table:style-name="ce5" table:number-columns-repeated="3"/>
          <table:table-cell table:style-name="ce13"/>
          <table:table-cell table:style-name="ce5" table:number-columns-repeated="3"/>
          <table:table-cell table:style-name="ce13" table:number-columns-spanned="2" table:number-rows-spanned="1"/>
          <table:covered-table-cell table:style-name="ce13"/>
          <table:table-cell table:style-name="ce5" table:number-columns-repeated="3"/>
          <table:table-cell table:style-name="ce9"/>
          <table:table-cell table:style-name="ce5" table:number-columns-repeated="6"/>
          <table:table-cell table:style-name="ce13" table:number-columns-spanned="2" table:number-rows-spanned="1"/>
          <table:covered-table-cell table:style-name="ce13"/>
          <table:table-cell table:style-name="ce5" table:number-columns-repeated="3"/>
          <table:table-cell table:style-name="ce13" table:number-columns-spanned="2" table:number-rows-spanned="1"/>
          <table:covered-table-cell table:style-name="ce13"/>
          <table:table-cell table:style-name="ce5" table:number-columns-repeated="2"/>
          <table:table-cell/>
        </table:table-row>
        <table:table-row table:style-name="ro1">
          <table:table-cell table:style-name="ce4" office:value-type="string">
            <text:p>10 – Testen des Programms</text:p>
          </table:table-cell>
          <table:table-cell office:value-type="date" office:date-value="2021-04-12">
            <text:p>12. Apr 21</text:p>
          </table:table-cell>
          <table:table-cell office:value-type="string">
            <text:p>15 Tage</text:p>
          </table:table-cell>
          <table:table-cell office:value-type="date" office:date-value="2021-05-01">
            <text:p>1. Mai 21</text:p>
          </table:table-cell>
          <table:table-cell table:number-columns-repeated="35"/>
          <table:table-cell table:style-name="ce9" table:number-columns-spanned="3" table:number-rows-spanned="1"/>
          <table:covered-table-cell table:number-columns-repeated="2" table:style-name="ce9"/>
          <table:table-cell table:style-name="ce12" table:number-columns-repeated="4"/>
          <table:table-cell table:style-name="ce17"/>
        </table:table-row>
        <table:table-row table:style-name="ro1"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2"/>
          <table:table-cell table:style-name="ce18"/>
        </table:table-row>
        <table:table-row table:style-name="ro1">
          <table:table-cell table:style-name="ce5" table:number-columns-repeated="4"/>
          <table:table-cell table:number-columns-repeated="42"/>
          <table:table-cell table:style-name="Default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5">05.01.2021</text:date>, <text:time>15:00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4:28:32.46</meta:creation-date>
    <meta:generator>OpenOffice/4.1.5$Win32 OpenOffice.org_project/415m1$Build-9789</meta:generator>
    <dc:date>2021-01-05T15:00:43.10</dc:date>
    <meta:editing-duration>PT59M3S</meta:editing-duration>
    <meta:editing-cycles>6</meta:editing-cycles>
    <meta:document-statistic meta:table-count="3" meta:cell-count="85" meta:object-count="0"/>
  </office:meta>
</office:document-meta>
</file>